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Kepler-Problem: </mtext>
            <mi/>
            <mover accent="true">
              <mi>H</mi>
              <mo stretchy="false">̄</mo>
            </mover>
            <mrow>
              <mi/>
              <mo stretchy="false">=</mo>
              <mrow>
                <mi/>
                <mo stretchy="false">−</mo>
                <mi/>
              </mrow>
            </mrow>
            <mfrac>
              <mrow>
                <mn>2</mn>
                <msup>
                  <mo stretchy="false">π</mo>
                  <mn>2</mn>
                </msup>
                <mi>m</mi>
                <msup>
                  <mi>k</mi>
                  <mn>2</mn>
                </msup>
              </mrow>
              <mrow>
                <msubsup>
                  <mrow>
                    <mover accent="true">
                      <mi>J</mi>
                      <mo stretchy="false">̄</mo>
                    </mover>
                  </mrow>
                  <mn>3</mn>
                  <mn>2</mn>
                </msubsup>
              </mrow>
            </mfrac>
            <mrow>
              <mi/>
              <mo stretchy="false">=</mo>
              <mi/>
            </mrow>
            <mover accent="true">
              <mi>H</mi>
              <mo stretchy="false">̄</mo>
            </mover>
            <mrow>
              <mo stretchy="false">(</mo>
              <mrow>
                <msub>
                  <mrow>
                    <mover accent="true">
                      <mi>J</mi>
                      <mo stretchy="false">̄</mo>
                    </mover>
                  </mrow>
                  <mn>3</mn>
                </msub>
              </mrow>
              <mo stretchy="false">)</mo>
            </mrow>
          </mrow>
        </mtd>
      </mtr>
      <mtr>
        <mtd>
          <mrow>
            <mtext>Wasserstoff-Atom </mtext>
            <mo stretchy="false">⇔</mo>
            <mtext> Kepler-Problem mit </mtext>
            <mi>k</mi>
            <mrow>
              <mi/>
              <mo stretchy="false">=</mo>
              <mi/>
            </mrow>
            <mfrac>
              <mrow>
                <msup>
                  <mi>e</mi>
                  <mn>2</mn>
                </msup>
              </mrow>
              <mrow>
                <mn>4</mn>
                <mo stretchy="false">π</mo>
                <msub>
                  <mo stretchy="false">ϵ</mo>
                  <mn>0</mn>
                </msub>
              </mrow>
            </mfrac>
          </mrow>
        </mtd>
      </mtr>
      <mtr>
        <mtd>
          <mrow>
            <mi>E</mi>
            <mrow>
              <mi/>
              <mo stretchy="false">=</mo>
              <mrow>
                <mi/>
                <mo stretchy="false">−</mo>
                <mi/>
              </mrow>
            </mrow>
            <mfrac>
              <mrow>
                <mn>2</mn>
                <mo stretchy="false">π</mo>
                <mi>m</mi>
                <msup>
                  <mi>e</mi>
                  <mn>4</mn>
                </msup>
              </mrow>
              <mrow>
                <msup>
                  <mrow>
                    <mo stretchy="false">(</mo>
                    <mrow>
                      <mn>4</mn>
                      <msup>
                        <mo stretchy="false">π</mo>
                        <mn>2</mn>
                      </msup>
                      <msub>
                        <mo stretchy="false">ϵ</mo>
                        <mn>0</mn>
                      </msub>
                    </mrow>
                    <mo stretchy="false">)</mo>
                  </mrow>
                  <mn>2</mn>
                </msup>
                <msubsup>
                  <mrow>
                    <mover accent="true">
                      <mi>J</mi>
                      <mo stretchy="false">̄</mo>
                    </mover>
                  </mrow>
                  <mn>3</mn>
                  <mn>2</mn>
                </msubsup>
              </mrow>
            </mfrac>
          </mrow>
        </mtd>
      </mtr>
      <mtr>
        <mtd>
          <mrow>
            <mstyle mathvariant="bold">
              <mrow>
                <mtext>gequantelt, da</mtext>
              </mrow>
            </mstyle>
            <msub>
              <mrow>
                <mover accent="true">
                  <mi>J</mi>
                  <mo stretchy="false">̄</mo>
                </mover>
              </mrow>
              <mn>3</mn>
            </msub>
            <mtext>Eigenwirkungsvariable darstellt</mtext>
          </mrow>
        </mtd>
      </mtr>
      <mtr>
        <mtd>
          <mrow>
            <msub>
              <mi>E</mi>
              <mi>n</mi>
            </msub>
            <mrow>
              <mi/>
              <mo stretchy="false">=</mo>
              <mrow>
                <mi/>
                <mo stretchy="false">−</mo>
                <mi/>
              </mrow>
            </mrow>
            <mfrac>
              <msub>
                <mi>E</mi>
                <mtext>R</mtext>
              </msub>
              <msup>
                <mi>n</mi>
                <mn>2</mn>
              </msup>
            </mfrac>
          </mrow>
        </mtd>
      </mtr>
      <mtr>
        <mtd>
          <mrow>
            <msub>
              <mi>E</mi>
              <mtext>R</mtext>
            </msub>
            <mrow>
              <mi/>
              <mo stretchy="false">=</mo>
              <mi/>
            </mrow>
            <mfrac>
              <mrow>
                <mn>2</mn>
                <mo stretchy="false">π</mo>
                <mi>m</mi>
                <msup>
                  <mi>e</mi>
                  <mn>4</mn>
                </msup>
              </mrow>
              <mrow>
                <msup>
                  <mrow>
                    <mo stretchy="false">(</mo>
                    <mrow>
                      <mn>4</mn>
                      <mo stretchy="false">π</mo>
                      <msub>
                        <mo stretchy="false">ϵ</mo>
                        <mn>0</mn>
                      </msub>
                    </mrow>
                    <mo stretchy="false">)</mo>
                  </mrow>
                  <mn>2</mn>
                </msup>
                <msup>
                  <mi>h</mi>
                  <mn>2</mn>
                </msup>
              </mrow>
            </mfrac>
            <mrow>
              <mi/>
              <mo stretchy="false">=</mo>
              <mi/>
            </mrow>
            <mn>13,61</mn>
            <mtext> eV</mtext>
            <mi>,</mi>
            <mi/>
            <mstyle mathvariant="bold">
              <mrow>
                <mtext> Rydberg-Energie</mtext>
              </mrow>
            </mstyle>
          </mrow>
        </mtd>
      </mtr>
      <mtr>
        <mtd>
          <mrow/>
        </mtd>
      </mtr>
      <mtr>
        <mtd>
          <mrow>
            <mtext>mit der </mtext>
            <mstyle mathvariant="bold">
              <mrow>
                <mtext>Hauptquantenzahl </mtext>
              </mrow>
            </mstyle>
            <mi>n</mi>
          </mrow>
        </mtd>
      </mtr>
    </mtable>
    <annotation encoding="StarMath 5.0">alignc "Kepler-Problem: " ~~
bar H `=` - ` {2 %pi^2 m k^2} over {{bar J} ^2_3} `=` bar H({bar J} _3) newline
"Wasserstoff-Atom " dlrarrow " Kepler-Problem mit " k `=` {e^2} over {4 %pi %epsilon_0} newline
E `=` - ` {2 %pi m e ^4} over {(4 %pi^2 %epsilon _0)^2 {bar J}_3^2} newline
bold "gequantelt, da" {bar J}_3 "Eigenwirkungsvariable darstellt" newline
E_n `=` - ` E_"R" over n^2 newline
E_"R" `=` {2 %pi m e ^4} over {(4 %pi %epsilon _0)^2 h^2} `=` 13,61 " eV" , ~ bold " Rydberg-Energie" newline newline

alignc "mit der " bold "Hauptquantenzahl "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9:27:24.406000000</meta:creation-date>
    <meta:generator>LibreOffice/4.1.4.2$Windows_x86 LibreOffice_project/0a0440ccc0227ad9829de5f46be37cfb6edcf72</meta:generator>
  </office:meta>
</office:document-meta>
</file>